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3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ARRION ALVARADO SUSANA NIEVE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1819074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RU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355553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ARRION ALVARADO SUSANA NIEVE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1819074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355553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6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7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3/11/2021</text:p>
          </table:table-cell>
          <table:table-cell table:style-name="Tabla2.A3" office:value-type="string">
            <text:p text:style-name="P22">2806682</text:p>
          </table:table-cell>
          <table:table-cell table:style-name="Tabla2.D3" office:value-type="string">
            <text:p text:style-name="P23">7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8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3T20:16:4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